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a6c7" officeooo:paragraph-rsid="001aa6c7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5862" officeooo:paragraph-rsid="001c586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a6c7"/>
    </style:style>
    <style:style style:name="T6" style:family="text">
      <style:text-properties officeooo:rsid="001c5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November</text:span> 202<text:span text:style-name="T3">1</text:span> under the <text:span text:style-name="T5">3rd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6">add the following PA meeting norm:</text:span></text:p>
      <text:p text:style-name="P5">To propose a datapack, plugin or any other file implementation for the server, the initiator needs to supply the link or file(s) itself in the motion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3-8: To create a new meeting norm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1T13:40:40.761247282</dc:date>
    <meta:editing-duration>PT2M49S</meta:editing-duration>
    <meta:editing-cycles>8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8" meta:word-count="70" meta:character-count="415" meta:non-whitespace-character-count="353"/>
  </office:meta>
</office:document-meta>
</file>